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2cm" svg:stroke-color="#c90016" draw:marker-start-width="0.33cm" draw:marker-end-width="0.33cm" draw:fill="solid" draw:fill-color="#ffffcc" draw:textarea-horizontal-align="justify" draw:textarea-vertical-align="middle" draw:auto-grow-height="false" fo:padding-top="0.135cm" fo:padding-bottom="0.135cm" fo:padding-left="0.26cm" fo:padding-right="0.26cm" draw:shadow="hidden"/>
    </style:style>
    <style:style style:name="gr2" style:family="graphic" style:parent-style-name="standard">
      <style:graphic-properties draw:stroke="solid" draw:stroke-dash="Ultrafine_20_Dashed" svg:stroke-width="0.05cm" svg:stroke-color="#c90016" draw:marker-start-width="0.375cm" draw:marker-end-width="0.3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color="#7da647"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svg:stroke-width="0.02cm" svg:stroke-color="#7da647" draw:marker-start-width="0.33cm" draw:marker-end="Arrow_20_concave" draw:marker-end-width="0.33cm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7da647" draw:marker-start-width="0.33cm" draw:marker-end="Arrow_20_concave" draw:marker-end-width="0.33cm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line-height="100%" fo:text-align="center" fo:text-indent="0cm">
        <style:tab-stops/>
      </style:paragraph-properties>
    </style:style>
    <style:style style:name="P2" style:family="paragraph">
      <style:paragraph-properties fo:margin-left="0cm" fo:margin-right="0cm" fo:line-height="100%" fo:text-align="center" fo:text-indent="0cm">
        <style:tab-stops/>
      </style:paragraph-properties>
      <style:text-properties fo:font-family="'Vera Sans YuanTi Mono'" style:font-family-generic="swiss" style:font-pitch="variable" fo:font-size="14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family="'Vera Sans YuanTi Mono'" style:font-family-generic="swiss" style:font-pitch="variable" fo:font-size="14pt"/>
    </style:style>
    <style:style style:name="P5" style:family="paragraph">
      <style:paragraph-properties fo:margin-left="0cm" fo:margin-right="0cm" fo:text-align="center" fo:text-indent="0cm"/>
      <style:text-properties fo:font-family="'Vera Sans YuanTi Mono'" style:font-family-generic="swiss" style:font-pitch="variable" fo:font-size="14pt" style:font-family-asian="'Vera Sans YuanTi'" style:font-family-generic-asian="swiss" style:font-pitch-asian="variable" style:font-size-asian="1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family="'Vera Sans YuanTi Mono'" style:font-family-generic="swiss" style:font-pitch="variable" fo:font-size="18pt" style:font-family-asian="'Vera Sans YuanTi Mono'" style:font-family-generic-asian="swiss" style:font-pitch-asian="variable" style:font-size-asian="18pt"/>
    </style:style>
    <style:style style:name="T1" style:family="text">
      <style:text-properties fo:font-family="'Vera Sans YuanTi Mono'" style:font-family-generic="swiss" style:font-pitch="variable" fo:font-size="14pt"/>
    </style:style>
    <style:style style:name="T2" style:family="text">
      <style:text-properties fo:font-family="'Vera Sans YuanTi'" style:font-family-generic="swiss" style:font-pitch="variable" fo:font-size="10.5pt" style:font-family-asian="'Vera Sans YuanTi'" style:font-family-generic-asian="swiss" style:font-pitch-asian="variable" style:font-size-asian="10.5pt"/>
    </style:style>
    <style:style style:name="T3" style:family="text">
      <style:text-properties fo:font-family="'Vera Sans YuanTi'" style:font-family-generic="swiss" style:font-pitch="variable" fo:font-size="14pt" style:font-family-asian="'Vera Sans YuanTi'" style:font-family-generic-asian="swiss" style:font-pitch-asian="variable" style:font-size-asian="14pt"/>
    </style:style>
    <style:style style:name="T4" style:family="text">
      <style:text-properties fo:font-family="'Vera Sans YuanTi Mono'" style:font-family-generic="swiss" style:font-pitch="variable" fo:font-size="18pt" style:font-family-asian="'Vera Sans YuanTi Mono'" style:font-family-generic-asian="swiss" style:font-pitch-asian="variable" style:font-size-asian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office:forms form:automatic-focus="false" form:apply-design-mode="false"/>
        <draw:custom-shape draw:style-name="gr1" draw:text-style-name="P2" draw:id="id9" draw:layer="layout" svg:width="2.037cm" svg:height="1.018cm" svg:x="1.1cm" svg:y="1.5cm">
          <text:p text:style-name="P1"><text:span text:style-name="T1">-5Day</text:span></text:p>
          <text:p text:style-name="P1"><text:span text:style-name="T2">体验</text:span><text:span text:style-name="T2">p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4" draw:id="id11" draw:layer="layout" svg:width="2.037cm" svg:height="1.019cm" svg:x="1.406cm" svg:y="3.802cm">
          <text:p text:style-name="P3"><text:span text:style-name="T1">-4Day</text:span></text:p>
          <text:p text:style-name="P1"><text:span text:style-name="T2">可用脚本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4" draw:id="id8" draw:layer="layout" svg:width="2.037cm" svg:height="1.018cm" svg:x="1.915cm" svg:y="6.308cm">
          <text:p text:style-name="P3"><text:span text:style-name="T1">-3Day</text:span></text:p>
          <text:p text:style-name="P1"><text:span text:style-name="T2">功能化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4" draw:id="id6" draw:layer="layout" svg:width="2.037cm" svg:height="1.018cm" svg:x="2.425cm" svg:y="8.713cm">
          <text:p text:style-name="P3"><text:span text:style-name="T1">-2Day</text:span></text:p>
          <text:p text:style-name="P1"><text:span text:style-name="T2">核心功能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4" draw:id="id15" draw:layer="layout" svg:width="2cm" svg:height="1cm" svg:x="15.5cm" svg:y="7.4cm">
          <text:p text:style-name="P3"><text:span text:style-name="T1">Day2</text:span></text:p>
          <text:p text:style-name="P1"><text:span text:style-name="T2">GUI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4" draw:id="id16" draw:layer="layout" svg:width="2cm" svg:height="1cm" svg:x="16.6cm" svg:y="4.4cm">
          <text:p text:style-name="P3"><text:span text:style-name="T1">Day3</text:span></text:p>
          <text:p text:style-name="P1"><text:span text:style-name="T2">线程性能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4" draw:id="id17" draw:layer="layout" svg:width="2cm" svg:height="1cm" svg:x="17.9cm" svg:y="1.5cm">
          <text:p text:style-name="P3"><text:span text:style-name="T1">DayN</text:span></text:p>
          <text:p text:style-name="P1"><text:span text:style-name="T2">其它探索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5" draw:id="id13" draw:layer="layout" svg:width="3.245cm" svg:height="0.81cm" svg:x="8.991cm" svg:y="2.99cm">
          <text:p text:style-name="P3"><text:span text:style-name="T3">数据类型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5" draw:id="id10" draw:layer="layout" svg:width="3.244cm" svg:height="0.81cm" svg:x="9.256cm" svg:y="1.529cm">
          <text:p text:style-name="P3"><text:span text:style-name="T3">开发环境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5" draw:id="id12" draw:layer="layout" svg:width="3.245cm" svg:height="0.812cm" svg:x="8.624cm" svg:y="4.45cm">
          <text:p text:style-name="P3"><text:span text:style-name="T3">过程控制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5" draw:id="id7" draw:layer="layout" svg:width="3.244cm" svg:height="0.811cm" svg:x="8.256cm" svg:y="5.912cm">
          <text:p text:style-name="P3"><text:span text:style-name="T3">函数</text:span></text:p>
          <draw:enhanced-geometry svg:viewBox="0 0 21600 21600" draw:mirror-vertical="false" draw:mirror-horizont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5" draw:id="id5" draw:layer="layout" svg:width="3.244cm" svg:height="0.81cm" svg:x="7.888cm" svg:y="7.373cm">
          <text:p text:style-name="P3"><text:span text:style-name="T3">类与实例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5" draw:id="id4" draw:layer="layout" svg:width="3.246cm" svg:height="0.812cm" svg:x="7.519cm" svg:y="8.833cm">
          <text:p text:style-name="P3"><text:span text:style-name="T3">模块与包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5" draw:id="id2" draw:layer="layout" svg:width="3.245cm" svg:height="0.81cm" svg:x="7.15cm" svg:y="10.19cm">
          <text:p text:style-name="P3"><text:span text:style-name="T3">常见任务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4" draw:id="id1" draw:layer="layout" svg:width="2cm" svg:height="1cm" svg:x="10.1cm" svg:y="12.8cm">
          <text:p text:style-name="P3"><text:span text:style-name="T1">0Day</text:span></text:p>
          <text:p text:style-name="P1"><text:span text:style-name="T2">发布准备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4" draw:id="id14" draw:layer="layout" svg:width="2cm" svg:height="1cm" svg:x="13.8cm" svg:y="11cm">
          <text:p text:style-name="P3"><text:span text:style-name="T1">Day1</text:span></text:p>
          <text:p text:style-name="P1"><text:span text:style-name="T2">优化探索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4" draw:id="id3" draw:layer="layout" svg:width="2.036cm" svg:height="1.018cm" svg:x="3.749cm" svg:y="11.482cm">
          <text:p text:style-name="P3"><text:span text:style-name="T1">-1Day</text:span></text:p>
          <text:p text:style-name="P1"><text:span text:style-name="T2">中文支持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6" draw:layer="layout" draw:type="curve" draw:line-skew="0.031cm" svg:x1="11.099cm" svg:y1="12.8cm" svg:x2="8.772cm" svg:y2="10.998cm" draw:start-shape="id1" draw:start-glue-point="4" draw:end-shape="id2" draw:end-glue-point="8">
          <text:p text:style-name="P7"/>
        </draw:connector>
        <draw:connector draw:style-name="gr4" draw:text-style-name="P6" draw:layer="layout" draw:type="curve" svg:x1="5.785cm" svg:y1="11.99cm" svg:x2="7.842cm" svg:y2="9.238cm" draw:start-shape="id3" draw:start-glue-point="7" draw:end-shape="id4" draw:end-glue-point="6">
          <text:p text:style-name="P7"/>
        </draw:connector>
        <draw:connector draw:style-name="gr3" draw:text-style-name="P6" draw:layer="layout" draw:type="curve" svg:x1="5.785cm" svg:y1="11.99cm" svg:x2="8.211cm" svg:y2="7.777cm" draw:start-shape="id3" draw:start-glue-point="7" draw:end-shape="id5" draw:end-glue-point="6">
          <text:p text:style-name="P7"/>
        </draw:connector>
        <draw:connector draw:style-name="gr4" draw:text-style-name="P6" draw:layer="layout" draw:type="curve" svg:x1="4.462cm" svg:y1="9.221cm" svg:x2="8.579cm" svg:y2="6.317cm" draw:start-shape="id6" draw:start-glue-point="7" draw:end-shape="id7" draw:end-glue-point="6">
          <text:p text:style-name="P7"/>
        </draw:connector>
        <draw:connector draw:style-name="gr3" draw:text-style-name="P6" draw:layer="layout" draw:type="curve" svg:x1="4.462cm" svg:y1="9.221cm" svg:x2="7.842cm" svg:y2="9.238cm" draw:start-shape="id6" draw:start-glue-point="7" draw:end-shape="id4" draw:end-glue-point="6">
          <text:p text:style-name="P7"/>
        </draw:connector>
        <draw:connector draw:style-name="gr3" draw:text-style-name="P6" draw:layer="layout" draw:type="curve" svg:x1="3.952cm" svg:y1="6.816cm" svg:x2="8.579cm" svg:y2="6.317cm" draw:start-shape="id8" draw:start-glue-point="7" draw:end-shape="id7" draw:end-glue-point="6">
          <text:p text:style-name="P7"/>
        </draw:connector>
        <draw:connector draw:style-name="gr4" draw:text-style-name="P6" draw:layer="layout" draw:type="curve" svg:x1="3.137cm" svg:y1="2.008cm" svg:x2="9.579cm" svg:y2="1.933cm" draw:start-shape="id9" draw:start-glue-point="7" draw:end-shape="id10" draw:end-glue-point="6">
          <text:p text:style-name="P7"/>
        </draw:connector>
        <draw:connector draw:style-name="gr3" draw:text-style-name="P6" draw:layer="layout" draw:type="curve" draw:line-skew="-0.062cm" svg:x1="3.443cm" svg:y1="4.31cm" svg:x2="8.947cm" svg:y2="4.855cm" draw:start-shape="id11" draw:start-glue-point="7" draw:end-shape="id12" draw:end-glue-point="6">
          <text:p text:style-name="P7"/>
        </draw:connector>
        <draw:connector draw:style-name="gr5" draw:text-style-name="P6" draw:layer="layout" draw:type="curve" draw:line-skew="-0.022cm" svg:x1="3.443cm" svg:y1="4.31cm" svg:x2="7.842cm" svg:y2="9.238cm" draw:start-shape="id11" draw:start-glue-point="7" draw:end-shape="id4" draw:end-glue-point="6">
          <text:p text:style-name="P7"/>
        </draw:connector>
        <draw:connector draw:style-name="gr4" draw:text-style-name="P6" draw:layer="layout" draw:type="curve" svg:x1="5.785cm" svg:y1="11.99cm" svg:x2="8.441cm" svg:y2="10.998cm" draw:start-shape="id3" draw:start-glue-point="7" draw:end-shape="id2" draw:end-glue-point="7">
          <text:p text:style-name="P7"/>
        </draw:connector>
        <draw:connector draw:style-name="gr3" draw:text-style-name="P6" draw:layer="layout" draw:type="curve" svg:x1="3.952cm" svg:y1="6.816cm" svg:x2="9.314cm" svg:y2="3.394cm" draw:start-shape="id8" draw:start-glue-point="7" draw:end-shape="id13" draw:end-glue-point="6">
          <text:p text:style-name="P7"/>
        </draw:connector>
        <draw:connector draw:style-name="gr3" draw:text-style-name="P6" draw:layer="layout" draw:type="curve" svg:x1="4.462cm" svg:y1="9.221cm" svg:x2="7.473cm" svg:y2="10.594cm" draw:start-shape="id6" draw:start-glue-point="7" draw:end-shape="id2" draw:end-glue-point="6">
          <text:p text:style-name="P7"/>
        </draw:connector>
        <draw:connector draw:style-name="gr3" draw:text-style-name="P6" draw:layer="layout" draw:type="curve" svg:x1="13.8cm" svg:y1="11.499cm" svg:x2="10.064cm" svg:y2="10.594cm" draw:start-shape="id14" draw:start-glue-point="5" draw:end-shape="id2" draw:end-glue-point="9">
          <text:p text:style-name="P7"/>
        </draw:connector>
        <draw:connector draw:style-name="gr3" draw:text-style-name="P6" draw:layer="layout" draw:type="curve" svg:x1="13.8cm" svg:y1="11.499cm" svg:x2="10.433cm" svg:y2="9.238cm" draw:start-shape="id14" draw:start-glue-point="5" draw:end-shape="id4" draw:end-glue-point="9">
          <text:p text:style-name="P7"/>
        </draw:connector>
        <draw:connector draw:style-name="gr3" draw:text-style-name="P6" draw:layer="layout" draw:type="curve" svg:x1="15.5cm" svg:y1="7.899cm" svg:x2="10.433cm" svg:y2="9.238cm" draw:start-shape="id15" draw:start-glue-point="5" draw:end-shape="id4" draw:end-glue-point="9">
          <text:p text:style-name="P7"/>
        </draw:connector>
        <draw:connector draw:style-name="gr3" draw:text-style-name="P6" draw:layer="layout" draw:type="curve" svg:x1="16.6cm" svg:y1="4.899cm" svg:x2="10.433cm" svg:y2="9.238cm" draw:start-shape="id16" draw:start-glue-point="5" draw:end-shape="id4" draw:end-glue-point="9">
          <text:p text:style-name="P7"/>
        </draw:connector>
        <draw:connector draw:style-name="gr4" draw:text-style-name="P6" draw:layer="layout" draw:type="curve" svg:x1="17.9cm" svg:y1="1.999cm" svg:x2="10.433cm" svg:y2="9.238cm" draw:start-shape="id17" draw:start-glue-point="5" draw:end-shape="id4" draw:end-glue-point="9">
          <text:p text:style-name="P7"/>
        </draw:connector>
        <draw:connector draw:style-name="gr4" draw:text-style-name="P6" draw:layer="layout" draw:type="curve" draw:line-skew="0.866cm 0.292cm" svg:x1="11.099cm" svg:y1="12.8cm" svg:x2="10.8cm" svg:y2="7.777cm" draw:start-shape="id1" draw:start-glue-point="4" draw:end-shape="id5" draw:end-glue-point="9">
          <text:p text:style-name="P7"/>
        </draw:connector>
        <draw:connector draw:style-name="gr4" draw:text-style-name="P6" draw:layer="layout" draw:type="curve" draw:line-skew="3.557cm 0.791cm" svg:x1="11.099cm" svg:y1="12.8cm" svg:x2="11.905cm" svg:y2="3.394cm" draw:start-shape="id1" draw:start-glue-point="4" draw:end-shape="id13" draw:end-glue-point="9">
          <text:p text:style-name="P7"/>
        </draw:connector>
        <draw:connector draw:style-name="gr3" draw:text-style-name="P6" draw:layer="layout" draw:type="curve" svg:x1="3.443cm" svg:y1="4.31cm" svg:x2="8.579cm" svg:y2="6.317cm" draw:start-shape="id11" draw:start-glue-point="7" draw:end-shape="id7" draw:end-glue-point="6">
          <text:p text:style-name="P7"/>
        </draw:connector>
        <draw:connector draw:style-name="gr4" draw:text-style-name="P6" draw:layer="layout" draw:type="curve" svg:x1="13.8cm" svg:y1="11.5cm" svg:x2="11.905cm" svg:y2="3.394cm" draw:start-shape="id14" draw:end-shape="id13" draw:end-glue-point="9">
          <text:p text:style-name="P7"/>
        </draw:connector>
        <draw:frame draw:style-name="gr6" draw:text-style-name="P8" draw:layer="layout" svg:width="8.652cm" svg:height="1.123cm" svg:x="6.6cm" svg:y="0.2cm">
          <draw:text-box>
            <text:p text:style-name="P7"><text:span text:style-name="T4">PyDay-</text:span><text:span text:style-name="T4">实例故事知识点图谱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文鼎PL细上海宋Uni" style:font-family-generic="roman" style:font-pitch="variable" fo:font-size="24pt" fo:language="en" fo:country="US" style:font-family-asian="文鼎PL细上海宋Uni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文鼎PL细上海宋Uni" style:font-family-generic="roman" style:font-pitch="variable" fo:font-size="18pt" fo:font-style="normal" fo:text-shadow="none" style:text-underline-style="none" fo:font-weight="normal" style:letter-kerning="true" style:font-family-asian="文鼎PL细上海宋Uni" style:font-family-generic-asian="system" style:font-pitch-asian="variable" style:font-size-asian="18pt" style:font-style-asian="normal" style:font-weight-asian="normal" style:font-family-complex="文鼎PL细上海宋Uni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Zoom.Quiet</meta:initial-creator>
    <meta:creation-date>2007-08-03T14:29:10</meta:creation-date>
    <dc:creator>Zoom.Quiet</dc:creator>
    <dc:date>2007-08-03T17:05:56</dc:date>
    <dc:language>en-US</dc:language>
    <meta:editing-cycles>49</meta:editing-cycles>
    <meta:editing-duration>PT1H45M23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